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style:text-properties fo:font-size="14pt" fo:language="ro" fo:country="RO" style:font-size-asian="14pt" style:language-asian="zxx" style:country-asian="none" style:font-size-complex="14pt" style:language-complex="zxx" style:country-complex="none"/>
    </style:style>
    <style:style style:name="P3" style:family="paragraph" style:parent-style-name="Standard">
      <style:paragraph-properties fo:line-height="150%"/>
      <style:text-properties fo:font-size="12pt" fo:language="ro" fo:country="RO" fo:font-weight="normal"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line-height="150%"/>
      <style:text-properties fo:font-size="12pt" fo:language="ro" fo:country="RO"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Footer">
      <style:paragraph-properties fo:text-align="center" style:justify-single-word="false"/>
    </style:style>
    <style:style style:name="T1" style:family="text">
      <style:text-properties fo:language="ro" fo:country="RO"/>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Structura aplicației este de tip tree cu noduri și copii. Fiecare nod reprezintă un drept al aplicației, drepturile depind de utilizator.</text:p>
      <text:p text:style-name="P3"><text:tab/>O funcționalitate a aplicației reprezintă introducerea de date. Pentru început este necesară introducerea de date simple, cum ar fi delegații, produsele, băncile. După ce aplicația este dotată cu suficiente date simple se poate începe adăugarea de date mai complexe, cum ar fi firmele. Firmele au un rol important, deoarece fiecare factură, fie ea de intrare sau de ieșire, se eliberează pe o anumită firmă.</text:p>
      <text:p text:style-name="P3"><text:tab/>Adăugarea facturilor reprezintă următoarea funcționalitate importantă a aplicației. Facturile sunt cea mai importantă parte a aplicației, de adăugarea facturilor de intrare și de ieșire depinde toată aplicația. Facturile de intrare afectează stocurile, în sensul că toate produsele adăugate pe o factură ajung în stocuri noi, iar facturile de ieșire golesc aceste stocuri. Stocurile, deși nu pot fi afectate direct, reprezintă o componentă importantă, pentru că <text:s/>vizualizarea stocurilor oferă o perspectivă asupra situației produselor.</text:p>
      <text:p text:style-name="P2"><text:span text:style-name="T2"><text:tab/>Rostul facturilor este acela de a obține remunerație de pe urma lor, aceasta este funcționalitatea următoarei componente a aplicației, și anume: </text:span><text:span text:style-name="T3">Plățile.</text:span></text:p>
      <text:p text:style-name="P4"><text:tab/>Plățile se împart în două categorii: plățile facturilor de intrare și plățile facturilor de ieșire. Plata unei facturi de ieșire, în realitate înseamnă încasarea unei sume de bani pe produsele vândute pe o anumită factură, iar plata unei facturi de intrare însemnă plătirea produselor de pe o anumită factură. Aplicația oferă acest suport de plătire a facturilor în două moduri: unul manual, adică se poate alege care factură să se plătească și ce sumă să se plătească și unul automat, în care facturile se plătesc, în limita sumei, de la cea mai veche <text:s/>la cea mai nouă.</text:p>
      <text:p text:style-name="P4"><text:tab/>Aplicația oferă utilizatorului posibilitatea de a tipări, prin intermediul rapoartelor, situații clare, palpabile, a stocurilor, a firmelor care încă mai au datorii. Rapoartele se generează fie pe produse, fie pe firme sau, cum ar fi în cazul stocurilor, fără parametrii. </text:p>
      <text:p text:style-name="P4"><text:tab/>Ultima funcționalitate, dar una importantă, este reprezentată de administrarea aplicației, care <text:s/>presupune crearea de roluri, adăugarea de drepturi, adăugare de utilizatori, precum și modificarea lor. Din partea de administrare se pot schimba și informații legate de firma utilizatoare o aplicației, precum și schimbarea parolei administrator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style style:name="MT1" style:family="text">
      <style:text-properties fo:language="ro" fo:country="RO"/>
    </style:style>
    <style:page-layout style:name="Mpm1">
      <style:page-layout-properties fo:page-width="21.001cm" fo:page-height="29.7cm" style:num-format="1" style:print-orientation="portrait" fo:margin-top="2.499cm" fo:margin-bottom="2.499cm" fo:margin-left="2.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Capi<text:span text:style-name="MT1">tolul 1 - Introducere</text:span></text:p>
      </style:header>
      <style:footer>
        <text:p text:style-name="MP2">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24M32S</meta:editing-duration>
    <meta:editing-cycles>30</meta:editing-cycles>
    <meta:generator>OpenOffice.org/3.2$Win32 OpenOffice.org_project/320m18$Build-9502</meta:generator>
    <dc:date>2012-06-28T04:44:01.84</dc:date>
    <meta:document-statistic meta:table-count="0" meta:image-count="0" meta:object-count="0" meta:page-count="1" meta:paragraph-count="9" meta:word-count="367" meta:character-count="2454"/>
    <meta:user-defined meta:name="Info 1"/>
    <meta:user-defined meta:name="Info 2"/>
    <meta:user-defined meta:name="Info 3"/>
    <meta:user-defined meta:name="Info 4"/>
  </office:meta>
</office:document-meta>
</file>